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owlingAverageRating</mi>
      <mo stretchy="false">=</mo>
      <mrow>
        <mfrac>
          <mi mathvariant="italic">BowlingAverage</mi>
          <mfrac>
            <mrow>
              <mo stretchy="false">∑</mo>
              <mi mathvariant="italic">BowlingAverage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BowlingAverageRating={ BowlingAverage } over { sum BowlingAverage over sum 1}* 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4:29.789444643</meta:creation-date>
    <dc:date>2019-10-17T12:25:39.775871412</dc:date>
    <meta:editing-duration>PT1M10S</meta:editing-duration>
    <meta:editing-cycles>1</meta:editing-cycles>
    <meta:generator>LibreOffice/6.0.7.3$Linux_X86_64 LibreOffice_project/00m0$Build-3</meta:generator>
  </office:meta>
</office:document-meta>
</file>